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ohit Hindi1" svg:font-family="'Lohit Hindi'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1" svg:font-family="'DejaVu Sans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4cm" svg:stroke-color="#ffd320" draw:marker-start-width="0.41cm" draw:marker-end-width="0.41cm" draw:fill="solid" draw:fill-color="#ffffff" draw:textarea-horizontal-align="justify" draw:textarea-vertical-align="middle" draw:auto-grow-height="false" fo:padding-top="0.195cm" fo:padding-bottom="0.195cm" fo:padding-left="0.32cm" fo:padding-right="0.32cm"/>
    </style:style>
    <style:style style:name="gr2" style:family="graphic" style:parent-style-name="standard">
      <style:graphic-properties svg:stroke-width="0.14cm" svg:stroke-color="#23ff23" draw:marker-start="Arrow" draw:marker-start-width="0.41cm" draw:marker-end-width="0.41cm" draw:fill="solid" draw:fill-color="#ffffff" draw:textarea-horizontal-align="justify" draw:textarea-vertical-align="middle" draw:auto-grow-height="false" fo:padding-top="0.195cm" fo:padding-bottom="0.195cm" fo:padding-left="0.32cm" fo:padding-right="0.32cm"/>
    </style:style>
    <style:style style:name="gr3" style:family="graphic" style:parent-style-name="standard">
      <style:graphic-properties draw:stroke="dash" draw:stroke-dash="Fine_20_Dashed" svg:stroke-width="0.05cm" svg:stroke-color="#83caff" draw:marker-start-width="0.275cm" draw:marker-end-width="0.275cm" draw:fill="none" draw:fill-color="#ffffff" fo:min-height="8.4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cm" svg:stroke-color="#33cc66" draw:marker-start-width="0.275cm" draw:marker-end-width="0.275cm" draw:fill="none" draw:fill-color="#ffffff" fo:min-height="4.959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cm" svg:stroke-color="#008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99ff" draw:marker-start-width="0.275cm" draw:marker-end-width="0.275cm" draw:fill="none" draw:fill-color="#ffffff" draw:textarea-horizontal-align="left" draw:auto-grow-height="true" draw:auto-grow-width="false" fo:min-height="5.1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cm" svg:stroke-color="#0000ff" draw:marker-start-width="0.275cm" draw:marker-end-width="0.275cm" draw:fill="none" draw:fill-color="#ffffff" fo:min-height="3.4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cm" svg:stroke-color="#993366" draw:marker-start-width="0.275cm" draw:marker-end-width="0.275cm" draw:fill="none" draw:fill-color="#ffffff" fo:min-height="1.6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2cm" svg:stroke-color="#ff0000" draw:marker-start-width="0.23cm" draw:marker-end-width="0.23cm" draw:fill="none" fo:min-height="10.489cm" fo:padding-top="0.135cm" fo:padding-bottom="0.135cm" fo:padding-left="0.26cm" fo:padding-right="0.26cm"/>
    </style:style>
    <style:style style:name="gr10" style:family="graphic" style:parent-style-name="standard">
      <style:graphic-properties draw:stroke="solid" draw:stroke-dash="Fine_20_Dashed" svg:stroke-width="0.03cm" svg:stroke-color="#800080" draw:marker-start="Arrow" draw:marker-start-width="0.245cm" draw:marker-end="" draw:marker-end-width="0.245cm" fo:padding-top="0.14cm" fo:padding-bottom="0.14cm" fo:padding-left="0.265cm" fo:padding-right="0.265cm"/>
    </style:style>
    <style:style style:name="gr11" style:family="graphic" style:parent-style-name="standard">
      <style:graphic-properties draw:stroke="solid" draw:stroke-dash="Fine_20_Dashed" svg:stroke-width="0.03cm" svg:stroke-color="#355e00" draw:marker-start="Arrow" draw:marker-start-width="0.245cm" draw:marker-end="" draw:marker-end-width="0.245cm" fo:padding-top="0.14cm" fo:padding-bottom="0.14cm" fo:padding-left="0.265cm" fo:padding-right="0.265cm"/>
    </style:style>
    <style:style style:name="gr12" style:family="graphic" style:parent-style-name="standard">
      <style:graphic-properties draw:stroke="solid" draw:stroke-dash="Fine_20_Dashed" svg:stroke-width="0.03cm" svg:stroke-color="#000080" draw:marker-start="Arrow" draw:marker-start-width="0.245cm" draw:marker-end="" draw:marker-end-width="0.245cm" fo:padding-top="0.14cm" fo:padding-bottom="0.14cm" fo:padding-left="0.265cm" fo:padding-right="0.265cm"/>
    </style:style>
    <style:style style:name="gr13" style:family="graphic" style:parent-style-name="standard">
      <style:graphic-properties draw:stroke="solid" draw:stroke-dash="Fine_20_Dashed" svg:stroke-width="0.03cm" svg:stroke-color="#0047ff" draw:marker-start="Arrow" draw:marker-start-width="0.245cm" draw:marker-end="" draw:marker-end-width="0.245cm" fo:padding-top="0.14cm" fo:padding-bottom="0.14cm" fo:padding-left="0.265cm" fo:padding-right="0.265cm"/>
    </style:style>
    <style:style style:name="gr14" style:family="graphic" style:parent-style-name="standard">
      <style:graphic-properties draw:stroke="dash" draw:stroke-dash="Fine_20_Dashed" svg:stroke-width="0.05cm" svg:stroke-color="#2c001e" draw:marker-start-width="0.275cm" draw:marker-end-width="0.275cm" draw:fill="none" fo:min-height="7.953cm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Fine_20_Dashed" svg:stroke-width="0.03cm" svg:stroke-color="#2c001e" draw:marker-start="Arrow" draw:marker-start-width="0.245cm" draw:marker-end="" draw:marker-end-width="0.245cm" fo:padding-top="0.14cm" fo:padding-bottom="0.14cm" fo:padding-left="0.265cm" fo:padding-right="0.265cm"/>
    </style:style>
    <style:style style:name="gr16" style:family="graphic" style:parent-style-name="standard">
      <style:graphic-properties draw:stroke="solid" svg:stroke-width="0.03cm" svg:stroke-color="#804c19" draw:marker-start-width="0.245cm" draw:marker-end-width="0.245cm" draw:fill="none" fo:min-height="8.42cm" fo:padding-top="0.14cm" fo:padding-bottom="0.14cm" fo:padding-left="0.265cm" fo:padding-right="0.265cm"/>
    </style:style>
    <style:style style:name="gr17" style:family="graphic" style:parent-style-name="standard">
      <style:graphic-properties draw:stroke="solid" draw:stroke-dash="Fine_20_Dashed" svg:stroke-width="0.03cm" svg:stroke-color="#ff0000" draw:marker-start="Arrow" draw:marker-start-width="0.245cm" draw:marker-end="" draw:marker-end-width="0.245cm" fo:padding-top="0.14cm" fo:padding-bottom="0.14cm" fo:padding-left="0.265cm" fo:padding-right="0.265cm"/>
    </style:style>
    <style:style style:name="gr18" style:family="graphic" style:parent-style-name="standard">
      <style:graphic-properties draw:stroke="solid" draw:stroke-dash="Fine_20_Dashed" svg:stroke-width="0.03cm" svg:stroke-color="#800000" draw:marker-start="Arrow" draw:marker-start-width="0.245cm" draw:marker-end="" draw:marker-end-width="0.245cm" fo:padding-top="0.14cm" fo:padding-bottom="0.14cm" fo:padding-left="0.265cm" fo:padding-right="0.265cm"/>
    </style:style>
    <style:style style:name="gr19" style:family="graphic" style:parent-style-name="standard">
      <style:graphic-properties draw:stroke="solid" draw:stroke-dash="Fine_20_Dashed" svg:stroke-width="0.03cm" svg:stroke-color="#2300dc" draw:marker-start="Arrow" draw:marker-start-width="0.245cm" draw:marker-end="" draw:marker-end-width="0.245cm" fo:padding-top="0.14cm" fo:padding-bottom="0.14cm" fo:padding-left="0.265cm" fo:padding-right="0.265cm"/>
    </style:style>
    <style:style style:name="gr20" style:family="graphic" style:parent-style-name="standard">
      <style:graphic-properties draw:stroke="solid" svg:stroke-width="0.03cm" svg:stroke-color="#004a4a" draw:marker-start-width="0.245cm" draw:marker-end-width="0.245cm" draw:fill="none" fo:min-height="2.82cm" fo:padding-top="0.14cm" fo:padding-bottom="0.14cm" fo:padding-left="0.265cm" fo:padding-right="0.265cm"/>
    </style:style>
    <style:style style:name="gr21" style:family="graphic" style:parent-style-name="standard">
      <style:graphic-properties draw:stroke="solid" draw:stroke-dash="Fine_20_Dashed" svg:stroke-width="0.03cm" svg:stroke-color="#000000" draw:marker-start="Arrow" draw:marker-start-width="0.245cm" draw:marker-end="" draw:marker-end-width="0.245cm" fo:padding-top="0.14cm" fo:padding-bottom="0.14cm" fo:padding-left="0.265cm" fo:padding-right="0.265cm"/>
    </style:style>
    <style:style style:name="gr22" style:family="graphic" style:parent-style-name="standard">
      <style:graphic-properties draw:stroke="none" draw:fill="none" fo:min-height="0.75cm"/>
    </style:style>
    <style:style style:name="gr23" style:family="graphic" style:parent-style-name="standard">
      <style:graphic-properties draw:stroke="solid" draw:stroke-dash="Fine_20_Dashed" svg:stroke-width="0.03cm" svg:stroke-color="#800080" draw:marker-start="" draw:marker-start-width="0.245cm" draw:marker-end="" draw:marker-end-width="0.245cm" fo:padding-top="0.14cm" fo:padding-bottom="0.14cm" fo:padding-left="0.265cm" fo:padding-right="0.265cm"/>
    </style:style>
    <style:style style:name="gr24" style:family="graphic" style:parent-style-name="standard">
      <style:graphic-properties draw:stroke="solid" draw:stroke-dash="Fine_20_Dashed" svg:stroke-width="0.03cm" svg:stroke-color="#0000ff" draw:marker-start="Arrow" draw:marker-start-width="0.245cm" draw:marker-end="" draw:marker-end-width="0.245cm" fo:padding-top="0.14cm" fo:padding-bottom="0.14cm" fo:padding-left="0.265cm" fo:padding-right="0.265cm"/>
    </style:style>
    <style:style style:name="gr25" style:family="graphic" style:parent-style-name="standard">
      <style:graphic-properties draw:stroke="dash" draw:stroke-dash="Fine_20_Dashed" svg:stroke-width="0.04cm" svg:stroke-color="#000000" draw:marker-start-width="0.26cm" draw:marker-end-width="0.26cm" draw:fill="none" fo:min-height="1.61cm" fo:padding-top="0.145cm" fo:padding-bottom="0.145cm" fo:padding-left="0.27cm" fo:padding-right="0.27cm"/>
    </style:style>
    <style:style style:name="gr26" style:family="graphic" style:parent-style-name="standard">
      <style:graphic-properties draw:stroke="solid" draw:stroke-dash="Fine_20_Dashed" svg:stroke-width="0.03cm" svg:stroke-color="#00ae00" draw:marker-start="Arrow" draw:marker-start-width="0.245cm" draw:marker-end="" draw:marker-end-width="0.245cm" fo:padding-top="0.14cm" fo:padding-bottom="0.14cm" fo:padding-left="0.265cm" fo:padding-right="0.265cm"/>
    </style:style>
    <style:style style:name="gr27" style:family="graphic" style:parent-style-name="standard">
      <style:graphic-properties svg:stroke-width="0.05cm" svg:stroke-color="#ff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8" style:family="graphic" style:parent-style-name="standard">
      <style:graphic-properties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svg:stroke-width="0.05cm" svg:stroke-color="#0000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0" style:family="graphic" style:parent-style-name="standard">
      <style:graphic-properties svg:stroke-width="0.05cm" svg:stroke-color="#8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1" style:family="graphic" style:parent-style-name="standard">
      <style:graphic-properties svg:stroke-width="0.05cm" svg:stroke-color="#6b2394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2" style:family="graphic" style:parent-style-name="standard">
      <style:graphic-properties svg:stroke-width="0.05cm" svg:stroke-color="#00ae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3" style:family="graphic" style:parent-style-name="standard">
      <style:graphic-properties svg:stroke-width="0.05cm" svg:stroke-color="#0047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4" style:family="graphic" style:parent-style-name="standard">
      <style:graphic-properties svg:stroke-width="0.05cm" svg:stroke-color="#2300d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5" style:family="graphic" style:parent-style-name="standard">
      <style:graphic-properties svg:stroke-width="0.05cm" svg:stroke-color="#6b0094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6" style:family="graphic" style:parent-style-name="standard">
      <style:graphic-properties svg:stroke-width="0.05cm" svg:stroke-color="#355e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7" style:family="graphic" style:parent-style-name="standard">
      <style:graphic-properties svg:stroke-width="0.05cm" svg:stroke-color="#2c001e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8" style:family="graphic" style:parent-style-name="standard">
      <style:graphic-properties draw:stroke="solid" svg:stroke-width="0.03cm" svg:stroke-color="#9999ff" draw:marker-start-width="0.245cm" draw:marker-end-width="0.245cm" draw:fill="none" fo:min-height="7.166cm" fo:padding-top="0.14cm" fo:padding-bottom="0.14cm" fo:padding-left="0.265cm" fo:padding-right="0.265cm"/>
    </style:style>
    <style:style style:name="gr39" style:family="graphic" style:parent-style-name="standard">
      <style:graphic-properties draw:stroke="solid" draw:stroke-dash="Fine_20_Dashed" svg:stroke-width="0.03cm" svg:stroke-color="#0099ff" draw:marker-start="Arrow" draw:marker-start-width="0.245cm" draw:marker-end="" draw:marker-end-width="0.245cm" fo:padding-top="0.14cm" fo:padding-bottom="0.14cm" fo:padding-left="0.265cm" fo:padding-right="0.265cm"/>
    </style:style>
    <style:style style:name="gr40" style:family="graphic" style:parent-style-name="standard">
      <style:graphic-properties svg:stroke-width="0.05cm" svg:stroke-color="#00b8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1" style:family="graphic" style:parent-style-name="standard">
      <style:graphic-properties svg:stroke-width="0.05cm" svg:stroke-color="#0099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2" style:family="graphic" style:parent-style-name="objectwithoutfill">
      <style:graphic-properties svg:stroke-width="0.05cm" svg:stroke-color="#280099" draw:marker-start="" draw:marker-start-width="0.275cm" draw:marker-end="Arrowhead_20_1" draw:marker-end-width="0.28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svg:stroke-color="#4700b8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4" style:family="graphic" style:parent-style-name="standard">
      <style:graphic-properties draw:stroke="none" svg:stroke-color="#000000" draw:fill="none" draw:fill-color="#ffffff" fo:min-height="0.766cm"/>
    </style:style>
    <style:style style:name="gr45" style:family="graphic" style:parent-style-name="standard">
      <style:graphic-properties draw:stroke="none" svg:stroke-color="#000000" draw:fill="none" draw:fill-color="#ffffff" fo:min-height="0.65cm"/>
    </style:style>
    <style:style style:name="gr46" style:family="graphic" style:parent-style-name="standard">
      <style:graphic-properties draw:stroke="solid" svg:stroke-width="0.03cm" svg:stroke-color="#008000" draw:marker-start-width="0.245cm" draw:marker-end-width="0.245cm" draw:fill="none" fo:min-height="6.664cm" fo:padding-top="0.14cm" fo:padding-bottom="0.14cm" fo:padding-left="0.265cm" fo:padding-right="0.265cm"/>
    </style:style>
    <style:style style:name="gr47" style:family="graphic" style:parent-style-name="standard">
      <style:graphic-properties draw:stroke="solid" svg:stroke-width="0.03cm" svg:stroke-color="#008000" draw:marker-start-width="0.245cm" draw:marker-end-width="0.245cm" draw:fill="none" fo:min-height="4.394cm" fo:padding-top="0.14cm" fo:padding-bottom="0.14cm" fo:padding-left="0.265cm" fo:padding-right="0.265cm"/>
    </style:style>
    <style:style style:name="gr48" style:family="graphic" style:parent-style-name="standard">
      <style:graphic-properties draw:stroke="solid" draw:stroke-dash="Fine_20_Dashed" svg:stroke-width="0.03cm" svg:stroke-color="#ff950e" draw:marker-start="Arrow" draw:marker-start-width="0.245cm" draw:marker-end="" draw:marker-end-width="0.245cm" fo:padding-top="0.14cm" fo:padding-bottom="0.14cm" fo:padding-left="0.265cm" fo:padding-right="0.265cm"/>
    </style:style>
    <style:style style:name="gr49" style:family="graphic" style:parent-style-name="standard">
      <style:graphic-properties svg:stroke-width="0.05cm" svg:stroke-color="#ff950e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50" style:family="graphic" style:parent-style-name="standard">
      <style:graphic-properties draw:stroke="dash" draw:stroke-dash="Fine_20_Dashed" svg:stroke-width="0.05cm" draw:marker-start-width="0.275cm" draw:marker-end-width="0.275cm" draw:fill="none" fo:min-height="4.1cm" fo:padding-top="0.1cm" fo:padding-bottom="0.1cm" fo:padding-left="0.225cm" fo:padding-right="0.225cm"/>
    </style:style>
    <style:style style:name="gr51" style:family="graphic" style:parent-style-name="standard">
      <style:graphic-properties draw:stroke="dash" draw:stroke-dash="Fine_20_Dashed" svg:stroke-width="0.05cm" svg:stroke-color="#9999ff" draw:marker-start-width="0.275cm" draw:marker-end-width="0.275cm" draw:fill="none" fo:min-height="4.9cm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" svg:stroke-width="0.05cm" svg:stroke-color="#0047ff" draw:marker-start-width="0.275cm" draw:marker-end-width="0.275cm" draw:fill="none" fo:min-height="1.844cm" fo:padding-top="0.15cm" fo:padding-bottom="0.15cm" fo:padding-left="0.275cm" fo:padding-right="0.275cm"/>
    </style:style>
    <style:style style:name="gr53" style:family="graphic" style:parent-style-name="standard">
      <style:graphic-properties draw:stroke="solid" draw:stroke-dash="Fine_20_Dashed" svg:stroke-width="0.03cm" svg:stroke-color="#999999" draw:marker-start="Arrow" draw:marker-start-width="0.245cm" draw:marker-end="" draw:marker-end-width="0.245cm" draw:fill="solid" draw:fill-color="#993366" fo:padding-top="0.14cm" fo:padding-bottom="0.14cm" fo:padding-left="0.265cm" fo:padding-right="0.265cm"/>
    </style:style>
    <style:style style:name="gr54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55" style:family="graphic" style:parent-style-name="standard">
      <style:graphic-properties draw:stroke="solid" draw:stroke-dash="Fine_20_Dashed" svg:stroke-width="0.03cm" svg:stroke-color="#ff950e" draw:marker-start="" draw:marker-start-width="0.245cm" draw:marker-end="" draw:marker-end-width="0.245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9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Times New Roman" fo:font-size="9pt" style:font-name-asian="Cumberland AMT1" style:font-size-asian="9pt" style:font-name-complex="Cumberland AMT1" style:font-size-complex="9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top="0.42cm" fo:margin-bottom="0.35cm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margin-top="0.42cm" fo:margin-bottom="0.35cm"/>
      <style:text-properties fo:font-size="13pt" style:text-underline-style="solid" style:text-underline-width="auto" style:text-underline-color="font-color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color="#4700b8"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color="#4700b8"/>
    </style:style>
    <style:style style:name="P14" style:family="paragraph">
      <style:paragraph-properties>
        <style:tab-stops>
          <style:tab-stop style:position="0.661cm"/>
        </style:tab-stops>
      </style:paragraph-properties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Times New Roman" fo:font-size="8pt" style:font-name-asian="Cumberland AMT1" style:font-size-asian="8pt" style:font-name-complex="Cumberland AMT1" style:font-size-complex="8pt"/>
    </style:style>
    <style:style style:name="T3" style:family="text">
      <style:text-properties style:font-name="Times New Roman" fo:font-size="9pt" style:text-underline-style="none" fo:font-weight="normal" style:font-name-asian="Cumberland AMT1" style:font-size-asian="9pt" style:font-weight-asian="normal" style:font-name-complex="Cumberland AMT1" style:font-size-complex="9pt" style:font-weight-complex="normal"/>
    </style:style>
    <style:style style:name="T4" style:family="text">
      <style:text-properties style:font-name="Times New Roman" fo:font-size="9pt" style:font-name-asian="Cumberland AMT1" style:font-size-asian="9pt" style:font-name-complex="Cumberland AMT1" style:font-size-complex="9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umberland AMT1" style:font-size-asian="12pt" style:font-name-complex="Cumberland AMT1" style:font-size-complex="12pt"/>
    </style:style>
    <style:style style:name="T6" style:family="text">
      <style:text-properties style:font-name="Times New Roman" fo:font-size="9pt" style:text-underline-style="solid" style:text-underline-width="auto" style:text-underline-color="font-color" style:font-name-asian="Cumberland AMT1" style:font-size-asian="9pt" style:font-name-complex="Cumberland AMT1" style:font-size-complex="9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Times New Roman" fo:font-size="9pt" style:text-underline-style="none" style:font-name-asian="Cumberland AMT1" style:font-size-asian="9pt" style:font-name-complex="Cumberland AMT1" style:font-size-complex="9pt"/>
    </style:style>
    <style:style style:name="T9" style:family="text">
      <style:text-properties style:use-window-font-color="true" style:text-outline="false" style:text-line-through-style="none" fo:font-size="12pt" fo:font-style="normal" fo:text-shadow="none" style:text-underline-style="solid" style:text-underline-width="auto" style:text-underline-color="font-color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size="9pt" fo:font-style="normal" fo:text-shadow="none" style:text-underline-style="none" fo:font-weight="normal" style:letter-kerning="true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style:use-window-font-color="true" style:text-outline="false" style:text-line-through-style="none" fo:font-size="13pt" fo:font-style="normal" fo:text-shadow="none" style:text-underline-style="solid" style:text-underline-width="auto" style:text-underline-color="font-color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letter-kerning="true" style:font-name-asian="Cumberland AMT1" style:font-size-asian="9pt" style:font-style-asian="normal" style:font-weight-asian="bold" style:font-name-complex="Cumberland AMT1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13pt" style:text-underline-style="solid" style:text-underline-width="auto" style:text-underline-color="font-color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16" style:family="text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letter-kerning="true" style:font-name-asian="Cumberland AMT1" style:font-size-asian="9pt" style:font-style-asian="normal" style:font-weight-asian="normal" style:font-name-complex="Cumberland AMT1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4700b8" style:text-outline="false" style:text-line-through-styl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4700b8"/>
    </style:style>
    <style:style style:name="T19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000000" fo:font-size="9pt" style:font-size-asian="9pt" style:font-size-complex="9pt"/>
    </style:style>
    <style:style style:name="T2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0.1cm" svg:height="23.9cm" svg:x="14.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30.1cm" svg:height="9.8cm" svg:x="14.1cm" svg:y="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.1cm" svg:height="8.731cm" svg:x="34.9cm" svg:y="2cm">
          <draw:text-box>
            <text:p><text:span text:style-name="T1">Director {</text:span></text:p>
            <text:p><text:span text:style-name="T1"><text:s text:c="2"/></text:span><text:span text:style-name="T1">Name = center.domain.local-dir</text:span></text:p>
            <text:p><text:span text:style-name="T1"><text:s text:c="2"/></text:span><text:span text:style-name="T1"># какой порт слушать, у нас default</text:span></text:p>
            <text:p><text:span text:style-name="T1"><text:s text:c="2"/></text:span><text:span text:style-name="T1">DIRport = 9101</text:span></text:p>
            <text:p><text:span text:style-name="T1"><text:s text:c="2"/></text:span><text:span text:style-name="T1"># путь к скрипту, где лежат sql запросы для работы </text:span></text:p>
            <text:p><text:span text:style-name="T1"><text:s text:c="2"/></text:span><text:span text:style-name="T1"># с Bacula Catalog(mysql database)</text:span></text:p>
            <text:p><text:span text:style-name="T1"><text:s text:c="2"/></text:span><text:span text:style-name="T1">QueryFile = "/etc/bacula/scripts/query.sql"</text:span></text:p>
            <text:p><text:span text:style-name="T1"><text:s text:c="2"/></text:span><text:span text:style-name="T1"># здесь хранятся статус файлы демона</text:span></text:p>
            <text:p><text:span text:style-name="T1"><text:s text:c="2"/></text:span><text:span text:style-name="T1">WorkingDirectory = "/var/lib/bacula"</text:span></text:p>
            <text:p><text:span text:style-name="T1"><text:s text:c="2"/></text:span><text:span text:style-name="T1"># pid файл демона</text:span></text:p>
            <text:p><text:span text:style-name="T1"><text:s text:c="2"/></text:span><text:span text:style-name="T1">PidDirectory = "/var/run/bacula"</text:span></text:p>
            <text:p><text:span text:style-name="T1"><text:s text:c="2"/></text:span><text:span text:style-name="T1"># сколько заданий может запускаться одновременно</text:span></text:p>
            <text:p><text:span text:style-name="T1"><text:s text:c="2"/></text:span><text:span text:style-name="T1">Maximum Concurrent Jobs = 1</text:span></text:p>
            <text:p><text:span text:style-name="T1"><text:s text:c="2"/></text:span><text:span text:style-name="T1"># пароль для доступа в BC и управления демонами </text:span></text:p>
            <text:p><text:span text:style-name="T1"><text:s text:c="2"/></text:span><text:span text:style-name="T1">Password = "Passdir_1" <text:s/></text:span></text:p>
            <text:p><text:span text:style-name="T1"><text:s text:c="2"/></text:span><text:span text:style-name="T1"># куда слать mail'ы, описано в ресурсе Messages</text:span></text:p>
            <text:p><text:span text:style-name="T1"><text:s text:c="2"/></text:span><text:span text:style-name="T1">Messages = Daemon</text:span></text:p>
            <text:p><text:span text:style-name="T1"><text:s text:c="3"/></text:span><text:span text:style-name="T1"># на какой адрес биндится процессу</text:span></text:p>
            <text:p><text:span text:style-name="T1"><text:s text:c="2"/></text:span><text:span text:style-name="T1">DirAddress = 192.168.1.100</text:span></text:p>
            <text:p><text:span text:style-name="T1">}</text:span></text:p>
            <text:p text:style-name="P2"><text:span text:style-name="T2"># Что бы основные файл конфигов не разрастались, удобнее и лучше </text:span></text:p>
            <text:p text:style-name="P2"><text:span text:style-name="T2"># делать на них ссылки - @ и далее путь к файлу,</text:span></text:p>
            <text:p text:style-name="P2"><text:span text:style-name="T2"># <text:s/>где лежит конфиг для конкретного клиента</text:span></text:p>
            <text:p><text:span text:style-name="T1">@/etc/bacula/client-conf/client-dir-w</text:span><text:span text:style-name="T3">insrv</text:span><text:span text:style-name="T1">.conf</text:span></text:p>
          </draw:text-box>
        </draw:frame>
        <draw:frame draw:style-name="gr4" draw:text-style-name="P4" draw:layer="layout" svg:width="9.1cm" svg:height="5.285cm" svg:x="24.6cm" svg:y="2.541cm">
          <draw:text-box>
            <text:p text:style-name="P3"><text:span text:style-name="T1">Messages {</text:span></text:p>
            <text:p text:style-name="P3"><text:span text:style-name="T1"><text:s/></text:span><text:span text:style-name="T1"># это имя прописано в ресурсе Director <text:s/></text:span></text:p>
            <text:p text:style-name="P3"><text:span text:style-name="T1">Name = Daemon</text:span></text:p>
            <text:p text:style-name="P3"><text:span text:style-name="T1"># команда для отправки email</text:span></text:p>
            <text:p text:style-name="P3"><text:span text:style-name="T1">mailcommand = "/usr/sbin/bsmtp -h localhost -f \"\(Bacula\) \&lt;%r\&gt;\" -s \"Bacula daemon message\" %r"</text:span></text:p>
            <text:p text:style-name="P3"><text:span text:style-name="T1"># шлем все на майл админам(root алиас на admins@domain.ru) </text:span></text:p>
            <text:p text:style-name="P3"><text:span text:style-name="T1"># высылаются только алярмы, ероры и прочую важность</text:span></text:p>
            <text:p text:style-name="P3"><text:span text:style-name="T1">mail = milo@mydomena.ru = alert,error,fatal,terminate, !skipped <text:s text:c="3"/></text:span></text:p>
            <text:p text:style-name="P3"><text:span text:style-name="T1"># что выводить на консоль <text:s text:c="4"/></text:span></text:p>
            <text:p text:style-name="P3"><text:span text:style-name="T1">console = all, !skipped, !saved</text:span></text:p>
            <text:p text:style-name="P3"><text:span text:style-name="T1"># что в лог</text:span></text:p>
            <text:p text:style-name="P3"><text:span text:style-name="T1">append = "/var/log/bacula/bacula.log" = all, !skipped</text:span></text:p>
            <text:p text:style-name="P3"><text:span text:style-name="T1">}</text:span></text:p>
          </draw:text-box>
        </draw:frame>
        <draw:frame draw:style-name="gr5" draw:text-style-name="P5" draw:layer="layout" svg:width="8.938cm" svg:height="8.845cm" svg:x="14.362cm" svg:y="15.1cm">
          <draw:text-box>
            <text:p><text:span text:style-name="T1">Pool {</text:span></text:p>
            <text:p><text:span text:style-name="T1"><text:s text:c="2"/></text:span><text:span text:style-name="T1"># имя пула, указывается в заданиях резервного копирования</text:span></text:p>
            <text:p><text:span text:style-name="T1"><text:s text:c="2"/></text:span><text:span text:style-name="T1">Name = poolwinsrvnfs</text:span></text:p>
            <text:p><text:span text:style-name="T1"/></text:p>
            <text:p><text:span text:style-name="T1"><text:s text:c="2"/></text:span><text:span text:style-name="T1"># тип пула, емнип <text:s/>этой версии только такой поддерживается</text:span></text:p>
            <text:p><text:span text:style-name="T1"><text:s text:c="2"/></text:span><text:span text:style-name="T1">Pool Type = Backup</text:span></text:p>
            <text:p><text:span text:style-name="T1"/></text:p>
            <text:p><text:span text:style-name="T1"><text:s text:c="2"/></text:span><text:span text:style-name="T1"># повторно использовать тома (сначала пишет в 1-ый,</text:span></text:p>
            <text:p><text:span text:style-name="T1"><text:s text:c="2"/></text:span><text:span text:style-name="T1">#потом в 2-ой, потом 3-й, 3-й закончился - снова в 1-й) <text:s text:c="2"/></text:span></text:p>
            <text:p><text:span text:style-name="T1"><text:s text:c="3"/></text:span><text:span text:style-name="T1">AutoPrune = yes </text:span></text:p>
            <text:p><text:span text:style-name="T1"/></text:p>
            <text:p><text:span text:style-name="T1"><text:s text:c="2"/></text:span><text:span text:style-name="T1"># удалять записи из bacula catalog (из mysql базы бакулы) </text:span></text:p>
            <text:p><text:span text:style-name="T1"><text:s text:c="2"/></text:span><text:span text:style-name="T1"># старше нижеуказанных значений</text:span></text:p>
            <text:p><text:span text:style-name="T1"><text:s text:c="3"/></text:span><text:span text:style-name="T1">Recycle = yes <text:s text:c="22"/></text:span></text:p>
            <text:p><text:span text:style-name="T1"/></text:p>
            <text:p><text:span text:style-name="T1"><text:s text:c="2"/></text:span><text:span text:style-name="T1"># период в течении которого информация о томах(Voumes)</text:span></text:p>
            <text:p><text:span text:style-name="T1"><text:s text:c="2"/></text:span><text:span text:style-name="T1"># хранится в базе данных, по истечению периода эта </text:span></text:p>
            <text:p><text:span text:style-name="T1"><text:s text:c="2"/></text:span><text:span text:style-name="T1"># информация удаляется</text:span></text:p>
            <text:p><text:span text:style-name="T1"/></text:p>
            <text:p><text:span text:style-name="T1"><text:s text:c="2"/></text:span><text:span text:style-name="T1">Volume Retention = 5 days <text:s text:c="4"/></text:span></text:p>
            <text:p><text:span text:style-name="T1"><text:s text:c="2"/></text:span><text:span text:style-name="T1">Maximum Volume Bytes = 1G <text:s text:c="9"/></text:span></text:p>
            <text:p><text:span text:style-name="T1"><text:s text:c="2"/></text:span><text:span text:style-name="T1">Maximum Volumes = 3</text:span></text:p>
            <text:p><text:span text:style-name="T1"><text:s text:c="2"/></text:span><text:span text:style-name="T1">LabelFormat = "winvol"</text:span></text:p>
            <text:p><text:span text:style-name="T1">}</text:span></text:p>
          </draw:text-box>
        </draw:frame>
        <draw:frame draw:style-name="gr6" draw:text-style-name="P5" draw:layer="layout" svg:width="9.1cm" svg:height="5.997cm" svg:x="34.9cm" svg:y="11.244cm">
          <draw:text-box>
            <text:p><text:span text:style-name="T1">Storage {</text:span></text:p>
            <text:p><text:span text:style-name="T1"/></text:p>
            <text:p><text:span text:style-name="T1"><text:s text:c="2"/></text:span><text:span text:style-name="T1"># имя хранилища и пароль </text:span></text:p>
            <text:p><text:span text:style-name="T1"><text:s text:c="2"/></text:span><text:span text:style-name="T1">Name = winsrv-nfs</text:span></text:p>
            <text:p><text:span text:style-name="T1"><text:s text:c="3"/></text:span><text:span text:style-name="T1">Password = "Passtor_2"</text:span></text:p>
            <text:p><text:span text:style-name="T1"><text:s text:c="2"/></text:span><text:span text:style-name="T1"># fqdn имя сервера</text:span></text:p>
            <text:p><text:span text:style-name="T1"><text:s text:c="2"/></text:span><text:span text:style-name="T1">Address = center.domain.local</text:span></text:p>
            <text:p><text:span text:style-name="T1"><text:s text:c="2"/></text:span><text:span text:style-name="T1"># порт оставляем стандартный</text:span></text:p>
            <text:p><text:span text:style-name="T1"><text:s text:c="2"/></text:span><text:span text:style-name="T1">SDPort = 9103</text:span></text:p>
            <text:p><text:span text:style-name="T1"><text:s text:c="2"/></text:span><text:span text:style-name="T1"># имя девайса описанного в конфиге SD </text:span></text:p>
            <text:p><text:span text:style-name="T1"><text:s text:c="2"/></text:span><text:span text:style-name="T1">Device = winsrvFileStorage</text:span></text:p>
            <text:p><text:span text:style-name="T1"><text:s text:c="2"/></text:span><text:span text:style-name="T1"># у нас все пишется на NFS NAS <text:s/>в файлы собственного</text:span></text:p>
            <text:p><text:span text:style-name="T1"><text:s text:c="2"/></text:span><text:span text:style-name="T1"># формата bacula(например /backup/bgbilling/Vol0001)</text:span></text:p>
            <text:p><text:span text:style-name="T1"><text:s text:c="2"/></text:span><text:span text:style-name="T1">Media Type = File</text:span></text:p>
            <text:p><text:span text:style-name="T1">}</text:span></text:p>
            <text:p><text:span text:style-name="T1"/></text:p>
          </draw:text-box>
        </draw:frame>
        <draw:frame draw:style-name="gr7" draw:text-style-name="P5" draw:layer="layout" svg:width="9.1cm" svg:height="7.777cm" svg:x="34.8cm" svg:y="17.864cm">
          <draw:text-box>
            <text:p><text:span text:style-name="T1">Client {</text:span></text:p>
            <text:p><text:span text:style-name="T1"><text:s text:c="2"/></text:span><text:span text:style-name="T1"># имя </text:span></text:p>
            <text:p><text:span text:style-name="T1"><text:s text:c="2"/></text:span><text:span text:style-name="T1">Name = winsrv-fd</text:span></text:p>
            <text:p><text:span text:style-name="T1"><text:s text:c="2"/></text:span><text:span text:style-name="T1"># ip адрес клиента</text:span></text:p>
            <text:p><text:span text:style-name="T1"><text:s text:c="2"/></text:span><text:span text:style-name="T1">Address = 192.168.1.40</text:span></text:p>
            <text:p><text:span text:style-name="T1"><text:s text:c="2"/></text:span><text:span text:style-name="T1"># порт, который клиент слушает</text:span></text:p>
            <text:p><text:span text:style-name="T1"><text:s text:c="2"/></text:span><text:span text:style-name="T1">FDPort = 9102</text:span></text:p>
            <text:p><text:span text:style-name="T1"><text:s text:c="2"/></text:span><text:span text:style-name="T1"># имя mysql базы данных Bacula</text:span></text:p>
            <text:p><text:span text:style-name="T1"><text:s text:c="2"/></text:span><text:span text:style-name="T1">Catalog = MyCatalog</text:span></text:p>
            <text:p><text:span text:style-name="T1"><text:s text:c="2"/></text:span><text:span text:style-name="T1"># пароль для FD</text:span></text:p>
            <text:p><text:span text:style-name="T1"><text:s text:c="2"/></text:span><text:span text:style-name="T1">Password = "PassClient_3"</text:span></text:p>
            <text:p><text:span text:style-name="T1"><text:s text:c="2"/></text:span><text:span text:style-name="T1"># период в течении которого информация о файлах задания</text:span></text:p>
            <text:p><text:span text:style-name="T1"><text:s text:c="2"/></text:span><text:span text:style-name="T1"># хранится в базе данных, по истечению периода эта</text:span></text:p>
            <text:p><text:span text:style-name="T1"><text:s text:c="2"/></text:span><text:span text:style-name="T1"># <text:s/>информация удаляется(но не сами данные!!)</text:span></text:p>
            <text:p><text:span text:style-name="T1"><text:s text:c="2"/></text:span><text:span text:style-name="T1">File Retention = 30 days</text:span></text:p>
            <text:p><text:span text:style-name="T1"><text:s text:c="2"/></text:span><text:span text:style-name="T1"># тоже самое, только для самого задания</text:span></text:p>
            <text:p><text:span text:style-name="T1"><text:s text:c="2"/></text:span><text:span text:style-name="T1">Job Retention = 2 months</text:span></text:p>
            <text:p><text:span text:style-name="T1"><text:s text:c="2"/></text:span><text:span text:style-name="T1"># удалять записи из каталога(бд mysql) старше</text:span></text:p>
            <text:p><text:span text:style-name="T1"><text:s text:c="2"/></text:span><text:span text:style-name="T1"># вышеуказанных значений</text:span></text:p>
            <text:p><text:span text:style-name="T1"><text:s text:c="2"/></text:span><text:span text:style-name="T1">AutoPrune = yes</text:span></text:p>
            <text:p><text:span text:style-name="T1">}</text:span></text:p>
          </draw:text-box>
        </draw:frame>
        <draw:frame draw:style-name="gr8" draw:layer="layout" svg:width="8.9cm" svg:height="2.081cm" svg:x="14.4cm" svg:y="12.519cm">
          <draw:text-box>
            <text:p><text:span text:style-name="T1">Schedule {</text:span></text:p>
            <text:p><text:span text:style-name="T1">Name = "WinDiff"</text:span></text:p>
            <text:p><text:span text:style-name="T1">Run = Level=Full on sat at 00:02</text:span></text:p>
            <text:p><text:span text:style-name="T1">Run = Level=Differential on tue-fri at 00:03</text:span></text:p>
            <text:p><text:span text:style-name="T1">} </text:span></text:p>
          </draw:text-box>
        </draw:frame>
        <draw:frame draw:style-name="gr9" draw:text-style-name="P5" draw:layer="layout" svg:width="8.938cm" svg:height="10.951cm" svg:x="24.662cm" svg:y="11.441cm">
          <draw:text-box>
            <text:p><text:span text:style-name="T1">Job {</text:span></text:p>
            <text:p><text:span text:style-name="T1"><text:s text:c="2"/></text:span><text:span text:style-name="T1"># имя задания </text:span></text:p>
            <text:p><text:span text:style-name="T1"><text:s text:c="2"/></text:span><text:span text:style-name="T1">Name = "BackupWinFull"</text:span></text:p>
            <text:p><text:span text:style-name="T1"><text:s text:c="2"/></text:span><text:span text:style-name="T1"># тип(backup or restore)</text:span></text:p>
            <text:p><text:span text:style-name="T1"><text:s text:c="2"/></text:span><text:span text:style-name="T1">Type = Backup</text:span></text:p>
            <text:p><text:span text:style-name="T1"><text:s text:c="2"/></text:span><text:span text:style-name="T1"># уровень(полный, диференциальный или</text:span></text:p>
            <text:p><text:span text:style-name="T1"><text:s text:c="2"/></text:span><text:span text:style-name="T1"># инкрементный)</text:span></text:p>
            <text:p><text:span text:style-name="T1"><text:s text:c="2"/></text:span><text:span text:style-name="T1">Level = Full</text:span></text:p>
            <text:p><text:span text:style-name="T1"><text:s text:c="2"/></text:span><text:span text:style-name="T1"># имя SD ресурса <text:s text:c="27"/></text:span></text:p>
            <text:p><text:span text:style-name="T1"><text:s text:c="2"/></text:span><text:span text:style-name="T1">Storage = winsrv-nfs </text:span></text:p>
            <text:p><text:span text:style-name="T1"><text:s text:c="2"/></text:span><text:span text:style-name="T1"># имя файл-сета(там рассказано что </text:span></text:p>
            <text:p><text:span text:style-name="T1"><text:s text:c="2"/></text:span><text:span text:style-name="T1"># бекапить, а что не бекапить)</text:span></text:p>
            <text:p><text:span text:style-name="T1"><text:s text:c="2"/></text:span><text:span text:style-name="T1">FileSet="WinFileSet"</text:span></text:p>
            <text:p><text:span text:style-name="T1"><text:s text:c="2"/></text:span><text:span text:style-name="T1"># имя шедулера</text:span></text:p>
            <text:p><text:span text:style-name="T1"><text:s text:c="2"/></text:span><text:span text:style-name="T1">Schedule = "WinDiff"</text:span></text:p>
            <text:p><text:span text:style-name="T1"><text:s text:c="2"/></text:span><text:span text:style-name="T1"># имя пула(для разных клиентов разные пулы</text:span></text:p>
            <text:p><text:span text:style-name="T1"><text:s text:c="2"/></text:span><text:span text:style-name="T1"># томов(volume) куда пишутся сами <text:s/>бекапы)</text:span></text:p>
            <text:p><text:span text:style-name="T1"><text:s text:c="2"/></text:span><text:span text:style-name="T1">Pool = poolwinsrvnfs</text:span></text:p>
            <text:p><text:span text:style-name="T1"><text:s text:c="2"/></text:span><text:span text:style-name="T1"># имя клиента </text:span></text:p>
            <text:p><text:span text:style-name="T1"><text:s text:c="2"/></text:span><text:span text:style-name="T1">Client=winsrv-fd</text:span></text:p>
            <text:p><text:span text:style-name="T1"><text:s text:c="2"/></text:span><text:span text:style-name="T1"># в этом файле содержится информация о том,</text:span></text:p>
            <text:p><text:span text:style-name="T1"><text:s text:c="2"/></text:span><text:span text:style-name="T1"># какие файлы должны будут востанавливаться, </text:span></text:p>
            <text:p><text:span text:style-name="T1"><text:s text:c="2"/></text:span><text:span text:style-name="T1">#на каком вольюме находятся файлы, где конкретно</text:span></text:p>
            <text:p><text:span text:style-name="T1"><text:s text:c="2"/></text:span><text:span text:style-name="T1"># они находятся - это очень важные файлы, их</text:span></text:p>
            <text:p><text:span text:style-name="T1"><text:s text:c="2"/></text:span><text:span text:style-name="T1"># нужно бэкапить</text:span></text:p>
            <text:p><text:span text:style-name="T1"><text:s text:c="2"/></text:span><text:span text:style-name="T1">Write Bootstrap = "/var/lib/bacula/%n.bsr"</text:span></text:p>
            <text:p><text:span text:style-name="T1"><text:s text:c="2"/></text:span><text:span text:style-name="T1"># имя ресурса messages, который будет </text:span></text:p>
            <text:p><text:span text:style-name="T1"><text:s text:c="2"/></text:span><text:span text:style-name="T1"># использоваться для этого задания</text:span></text:p>
            <text:p><text:span text:style-name="T1"><text:s text:c="2"/></text:span><text:span text:style-name="T1">Messages = Standard</text:span></text:p>
            <text:p><text:span text:style-name="T1"><text:s text:c="2"/></text:span><text:span text:style-name="T1">}</text:span></text:p>
          </draw:text-box>
        </draw:frame>
        <draw:polyline draw:style-name="gr10" draw:layer="measurelines" svg:width="7.499cm" svg:height="3.499cm" svg:x="17.5cm" svg:y="13.2cm" svg:viewBox="0 0 7500 3500" draw:points="7500,3500 6700,3500 6700,0 0,0">
          <text:p/>
        </draw:polyline>
        <draw:polyline draw:style-name="gr11" draw:layer="measurelines" svg:width="7.099cm" svg:height="1.699cm" svg:x="17.9cm" svg:y="16.1cm" svg:viewBox="0 0 7100 1700" draw:points="7100,1700 5600,1700 5600,0 0,0">
          <text:p/>
        </draw:polyline>
        <draw:polyline draw:style-name="gr12" draw:layer="measurelines" svg:width="7.799cm" svg:height="0.399cm" svg:x="27.4cm" svg:y="18.5cm" svg:viewBox="0 0 7800 400" draw:points="0,0 6600,0 6600,400 7800,400">
          <text:p/>
        </draw:polyline>
        <draw:polyline draw:style-name="gr13" draw:layer="measurelines" svg:width="7.299cm" svg:height="2.358cm" svg:x="27.9cm" svg:y="12.641cm" svg:viewBox="0 0 7300 2359" draw:points="0,2359 6000,2359 6000,0 7300,0">
          <text:p/>
        </draw:polyline>
        <draw:frame draw:style-name="gr14" draw:text-style-name="P6" draw:layer="measurelines" svg:width="9.1cm" svg:height="10.269cm" svg:x="14.3cm" svg:y="24.447cm">
          <draw:text-box>
            <text:p text:style-name="P2"><text:span text:style-name="T4">FileSet {</text:span></text:p>
            <text:p text:style-name="P2"><text:span text:style-name="T4"><text:s text:c="2"/></text:span><text:span text:style-name="T4">Name = "WinFileSet" </text:span></text:p>
            <text:p text:style-name="P2"><text:span text:style-name="T4">#VSS при востановлении дает ошибку, посему отключил </text:span></text:p>
            <text:p text:style-name="P2"><text:span text:style-name="T4">#Причина мне не ясна</text:span></text:p>
            <text:p text:style-name="P2"><text:span text:style-name="T4"><text:s text:c="2"/></text:span><text:span text:style-name="T4">Enable VSS = no</text:span></text:p>
            <text:p text:style-name="P2"><text:span text:style-name="T4"><text:s text:c="2"/></text:span><text:span text:style-name="T4">Include {</text:span></text:p>
            <text:p text:style-name="P2"><text:span text:style-name="T4"><text:s text:c="4"/></text:span><text:span text:style-name="T4">Options {</text:span></text:p>
            <text:p text:style-name="P2"><text:span text:style-name="T4"><text:s text:c="6"/></text:span><text:span text:style-name="T4">compression = GZIP</text:span></text:p>
            <text:p text:style-name="P2"><text:span text:style-name="T4"><text:s text:c="6"/></text:span><text:span text:style-name="T4">signature = MD5</text:span></text:p>
            <text:p text:style-name="P2"><text:span text:style-name="T4"><text:s text:c="6"/></text:span><text:span text:style-name="T4">portable=yes</text:span></text:p>
            <text:p text:style-name="P2"><text:span text:style-name="T4"><text:s text:c="6"/></text:span><text:span text:style-name="T4">noatime = yes</text:span></text:p>
            <text:p text:style-name="P2"><text:span text:style-name="T4"><text:s text:c="6"/></text:span><text:span text:style-name="T4">checkfilechanges = yes</text:span></text:p>
            <text:p text:style-name="P2"><text:span text:style-name="T4"><text:s text:c="6"/></text:span><text:span text:style-name="T4">Ignore Case = yes</text:span></text:p>
            <text:p text:style-name="P2"><text:span text:style-name="T4"><text:s text:c="6"/></text:span><text:span text:style-name="T4">wildfile = "*.avi"</text:span></text:p>
            <text:p text:style-name="P2"><text:span text:style-name="T4"><text:s text:c="6"/></text:span><text:span text:style-name="T4">wildfile = "*.wmv"</text:span></text:p>
            <text:p text:style-name="P2"><text:span text:style-name="T4"><text:s text:c="6"/></text:span><text:span text:style-name="T4">wildfile = "*.mp3"</text:span></text:p>
            <text:p text:style-name="P2"><text:span text:style-name="T4"><text:s text:c="6"/></text:span><text:span text:style-name="T4">wilddir = "System Volume Information"</text:span></text:p>
            <text:p text:style-name="P2"><text:span text:style-name="T4"><text:s text:c="5"/></text:span><text:span text:style-name="T4">exclude = yes</text:span></text:p>
            <text:p text:style-name="P2"><text:span text:style-name="T4"><text:s text:c="4"/></text:span><text:span text:style-name="T4">}</text:span></text:p>
            <text:p text:style-name="P2"><text:span text:style-name="T4"><text:s text:c="4"/></text:span><text:span text:style-name="T4"># перечисляем то, что нужно бекапить</text:span></text:p>
            <text:p text:style-name="P2"><text:span text:style-name="T4"><text:s text:c="4"/></text:span><text:span text:style-name="T4">File = "C:/Buh"</text:span></text:p>
            <text:p text:style-name="P2"><text:span text:style-name="T4"><text:s text:c="4"/></text:span><text:span text:style-name="T4">File = "C:/Supply"</text:span></text:p>
            <text:p text:style-name="P2"><text:span text:style-name="T4"><text:s text:c="4"/></text:span><text:span text:style-name="T4">File = "C:/Doc"</text:span></text:p>
            <text:p text:style-name="P2"><text:span text:style-name="T4"><text:s text:c="2"/></text:span><text:span text:style-name="T4">}</text:span></text:p>
            <text:p text:style-name="P2"><text:span text:style-name="T4"><text:s/></text:span><text:span text:style-name="T4">Exclude {</text:span></text:p>
            <text:p text:style-name="P2"><text:span text:style-name="T4"><text:s text:c="5"/></text:span><text:span text:style-name="T4">File = "C:/Doc/myphoto/"</text:span></text:p>
            <text:p text:style-name="P2"><text:span text:style-name="T4"><text:s text:c="2"/></text:span><text:span text:style-name="T4">}</text:span></text:p>
            <text:p text:style-name="P2"><text:span text:style-name="T4">} </text:span></text:p>
          </draw:text-box>
        </draw:frame>
        <draw:polyline draw:style-name="gr15" draw:layer="measurelines" svg:width="7.099cm" svg:height="9.099cm" svg:x="17.9cm" svg:y="16cm" svg:viewBox="0 0 7100 9100" draw:points="7100,0 5800,0 5800,9100 0,9100">
          <text:p/>
        </draw:polyline>
        <draw:frame draw:style-name="gr16" draw:text-style-name="P6" draw:layer="measurelines" svg:width="10.4cm" svg:height="8.7cm" svg:x="46.8cm" svg:y="1.2cm">
          <draw:text-box>
            <text:p><text:span text:style-name="T5"><text:s text:c="14"/></text:span><text:span text:style-name="T5">/etc/bacula/bacula-sd.conf </text:span><text:span text:style-name="T6">(на стороне сервера) <text:s text:c="12"/></text:span></text:p>
            <text:p text:style-name="P2"><text:span text:style-name="T4">Storage { </text:span></text:p>
            <text:p text:style-name="P2"><text:span text:style-name="T4"><text:s text:c="2"/></text:span><text:span text:style-name="T4"># имя для SD</text:span></text:p>
            <text:p text:style-name="P2"><text:span text:style-name="T4"><text:s text:c="2"/></text:span><text:span text:style-name="T4">Name = center-sd </text:span></text:p>
            <text:p text:style-name="P2"><text:span text:style-name="T4"><text:s text:c="2"/></text:span><text:span text:style-name="T4"># порт стандартный</text:span></text:p>
            <text:p text:style-name="P2"><text:span text:style-name="T4"><text:s text:c="2"/></text:span><text:span text:style-name="T4">SDPort = 9103 </text:span></text:p>
            <text:p text:style-name="P2"><text:span text:style-name="T4"><text:s text:c="2"/></text:span><text:span text:style-name="T4"># рабочая директория процесса(для статус файлов)</text:span></text:p>
            <text:p text:style-name="P2"><text:span text:style-name="T4"><text:s text:c="2"/></text:span><text:span text:style-name="T4">WorkingDirectory = "/var/lib/bacula" </text:span></text:p>
            <text:p text:style-name="P2"><text:span text:style-name="T4"><text:s text:c="2"/></text:span><text:span text:style-name="T4"># pid будет здесь</text:span></text:p>
            <text:p text:style-name="P2"><text:span text:style-name="T4"><text:s text:c="2"/></text:span><text:span text:style-name="T4">Pid Directory = "/var/run/bacula" </text:span></text:p>
            <text:p text:style-name="P2"><text:span text:style-name="T4"><text:s text:c="2"/></text:span><text:span text:style-name="T4"># биндится на этом <text:s/>ip</text:span></text:p>
            <text:p text:style-name="P2"><text:span text:style-name="T4"><text:s text:c="2"/></text:span><text:span text:style-name="T4">SDAddress = 192.168.1.100 </text:span></text:p>
            <text:p text:style-name="P2"><text:span text:style-name="T4">} </text:span></text:p>
            <text:p text:style-name="P2"><text:span text:style-name="T4">Director {</text:span></text:p>
            <text:p text:style-name="P2"><text:span text:style-name="T4"><text:s text:c="2"/></text:span><text:span text:style-name="T4"># имя DD, того самого, который был описан ранее</text:span></text:p>
            <text:p text:style-name="P2"><text:span text:style-name="T4"><text:s text:c="2"/></text:span><text:span text:style-name="T4">Name = center.domain.local-dir</text:span></text:p>
            <text:p text:style-name="P2"><text:span text:style-name="T4"><text:s text:c="2"/></text:span><text:span text:style-name="T4"># пароль <text:s/></text:span></text:p>
            <text:p text:style-name="P2"><text:span text:style-name="T4"><text:s text:c="2"/></text:span><text:span text:style-name="T4">Password = "Passtor_2"</text:span></text:p>
            <text:p text:style-name="P2"><text:span text:style-name="T4">}</text:span></text:p>
            <text:p text:style-name="P2"><text:span text:style-name="T4"># Что бы основные файл конфигов не разрастались, удобнее и лучше </text:span></text:p>
            <text:p text:style-name="P2"><text:span text:style-name="T4"># делать на них ссылки - @ и далее путь к файлу где лежит конфиг для</text:span></text:p>
            <text:p text:style-name="P2"><text:span text:style-name="T4"># конкретного клиента</text:span></text:p>
            <text:p text:style-name="P2"><text:span text:style-name="T4">@</text:span><text:span text:style-name="T3">/etc/bacula/client-conf/client-sd-winsrv.conf </text:span></text:p>
          </draw:text-box>
        </draw:frame>
        <draw:polyline draw:style-name="gr17" draw:layer="measurelines" svg:width="7.699cm" svg:height="4.299cm" svg:x="39.5cm" svg:y="2.7cm" svg:viewBox="0 0 7700 4300" draw:points="7700,4300 6800,4300 6800,0 0,0">
          <text:p/>
        </draw:polyline>
        <draw:polyline draw:style-name="gr18" draw:layer="measurelines" svg:width="7.699cm" svg:height="3.199cm" svg:x="39.5cm" svg:y="11.9cm" svg:viewBox="0 0 7700 3200" draw:points="7700,0 5400,0 5400,3200 0,3200">
          <text:p/>
        </draw:polyline>
        <draw:polyline draw:style-name="gr19" draw:layer="measurelines" svg:width="8.499cm" svg:height="5.299cm" svg:x="38.7cm" svg:y="7.7cm" svg:viewBox="0 0 8500 5300" draw:points="8500,0 5700,0 5700,5300 0,5300">
          <text:p/>
        </draw:polyline>
        <draw:frame draw:style-name="gr20" draw:text-style-name="P5" draw:layer="measurelines" svg:width="7cm" svg:height="3.247cm" svg:x="46.9cm" svg:y="17.941cm">
          <draw:text-box>
            <text:p><text:span text:style-name="T7"><text:s text:c="8"/></text:span><text:span text:style-name="T5">/etc/bacula/</text:span><text:span text:style-name="T7">bconsole.conf <text:s text:c="10"/></text:span></text:p>
            <text:p><text:span text:style-name="T8"><text:s text:c="23"/></text:span><text:span text:style-name="T8">(на стороне сервера)</text:span></text:p>
            <text:p><text:span text:style-name="T1">Director {</text:span></text:p>
            <text:p><text:span text:style-name="T1"><text:s text:c="2"/></text:span><text:span text:style-name="T1">Name = center.domain.local-dir</text:span></text:p>
            <text:p><text:span text:style-name="T1"><text:s text:c="2"/></text:span><text:span text:style-name="T1">DIRport = 9101</text:span></text:p>
            <text:p><text:span text:style-name="T1"><text:s text:c="2"/></text:span><text:span text:style-name="T1">address = center.domain.local</text:span></text:p>
            <text:p><text:span text:style-name="T1"><text:s text:c="2"/></text:span><text:span text:style-name="T1">Password = "Passdir_1"</text:span></text:p>
            <text:p><text:span text:style-name="T1">}</text:span></text:p>
          </draw:text-box>
        </draw:frame>
        <draw:polyline draw:style-name="gr17" draw:layer="measurelines" svg:width="0.999cm" svg:height="12.34cm" svg:x="46.3cm" svg:y="7.1cm" svg:viewBox="0 0 1000 12341" draw:points="1000,12341 0,12341 0,6741 0,0">
          <text:p/>
        </draw:polyline>
        <draw:polyline draw:style-name="gr21" draw:layer="measurelines" svg:width="8.899cm" svg:height="13.199cm" svg:x="38.4cm" svg:y="7.3cm" svg:viewBox="0 0 8900 13200" draw:points="8900,13200 7300,13200 7300,0 0,0">
          <text:p/>
        </draw:polyline>
        <draw:frame draw:style-name="gr22" draw:text-style-name="P8" draw:layer="measurelines" svg:width="29.5cm" svg:height="1.081cm" svg:x="14.7cm" svg:y="1.3cm">
          <draw:text-box>
            <text:p text:style-name="P7"><text:span text:style-name="T9"><text:s text:c="114"/></text:span><text:span text:style-name="T9">/etc/bacula/bacula-dir.conf <text:s text:c="107"/></text:span></text:p>
            <text:p text:style-name="P7"><text:span text:style-name="T10"><text:s text:c="151"/></text:span><text:span text:style-name="T10">(на стороне сервера)</text:span></text:p>
          </draw:text-box>
        </draw:frame>
        <draw:polyline draw:style-name="gr17" draw:layer="measurelines" svg:width="1.199cm" svg:height="15.899cm" svg:x="46.3cm" svg:y="12cm" svg:viewBox="0 0 1200 15900" draw:points="1200,15900 0,15900 0,4900 0,0">
          <text:p/>
        </draw:polyline>
        <draw:polyline draw:style-name="gr23" draw:layer="measurelines" svg:width="7.799cm" svg:height="5.299cm" svg:x="37.7cm" svg:y="18.9cm" svg:viewBox="0 0 7800 5300" draw:points="7800,5300 7800,4000 7800,0 0,0">
          <text:p/>
        </draw:polyline>
        <draw:polyline draw:style-name="gr24" draw:layer="measurelines" svg:width="8.999cm" svg:height="12.099cm" svg:x="38.6cm" svg:y="19.6cm" svg:viewBox="0 0 9000 12100" draw:points="9000,12100 6600,12100 6600,0 0,0">
          <text:p/>
        </draw:polyline>
        <draw:frame draw:style-name="gr25" draw:text-style-name="P5" draw:layer="measurelines" svg:width="5.5cm" svg:height="2.071cm" svg:x="28.3cm" svg:y="8.5cm">
          <draw:text-box>
            <text:p><text:span text:style-name="T1">Console {</text:span></text:p>
            <text:p><text:span text:style-name="T1"><text:s text:c="2"/></text:span><text:span text:style-name="T1">Name = center.domain.local-mon</text:span></text:p>
            <text:p><text:span text:style-name="T1"><text:s text:c="2"/></text:span><text:span text:style-name="T1">Password = "Passdir_1"</text:span></text:p>
            <text:p><text:span text:style-name="T1"><text:s text:c="2"/></text:span><text:span text:style-name="T1">CommandACL = status, .status</text:span></text:p>
            <text:p><text:span text:style-name="T1">}</text:span></text:p>
          </draw:text-box>
        </draw:frame>
        <draw:polyline draw:style-name="gr10" draw:layer="layout" svg:width="2.099cm" svg:height="1.999cm" svg:x="45.5cm" svg:y="22.7cm" svg:viewBox="0 0 2100 2000" draw:points="2100,2000 0,2000 0,2000 0,0">
          <text:p/>
        </draw:polyline>
        <draw:polyline draw:style-name="gr26" draw:layer="layout" svg:width="8.699cm" svg:height="1.799cm" svg:x="38.9cm" svg:y="21.8cm" svg:viewBox="0 0 8700 1800" draw:points="8700,1800 6100,1800 6100,0 0,0">
          <text:p/>
        </draw:polyline>
        <draw:polyline draw:style-name="gr17" draw:layer="layout" svg:width="1.299cm" svg:height="1.799cm" svg:x="46.3cm" svg:y="21.5cm" svg:viewBox="0 0 1300 1800" draw:points="1300,1800 0,1800 0,1800 0,0">
          <text:p/>
        </draw:polyline>
        <draw:custom-shape draw:style-name="gr27" draw:text-style-name="P9" draw:layer="layout" svg:width="0.5cm" svg:height="0.5cm" svg:x="43cm" svg:y="2.4cm">
          <text:p text:style-name="P1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5cm" svg:height="0.5cm" svg:x="46.3cm" svg:y="6.8cm">
          <text:p text:style-name="P1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5cm" svg:height="0.5cm" svg:x="46.4cm" svg:y="19.2cm">
          <text:p text:style-name="P1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5cm" svg:height="0.5cm" svg:x="43cm" svg:y="7.1cm">
          <text:p text:style-name="P1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5cm" svg:height="0.5cm" svg:x="46.5cm" svg:y="20.3cm">
          <text:p text:style-name="P1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5cm" svg:height="0.5cm" svg:x="39.1cm" svg:y="12.8cm">
          <text:p text:style-name="P1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5cm" svg:height="0.5cm" svg:x="46.4cm" svg:y="7.5cm">
          <text:p text:style-name="P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41cm" svg:height="0.41cm" svg:x="46.479cm" svg:y="11.7cm">
          <text:p text:style-name="P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4cm" svg:height="0.4cm" svg:x="40.4cm" svg:y="14.9cm">
          <text:p text:style-name="P1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0.4cm" svg:height="0.4cm" svg:x="38cm" svg:y="18.7cm">
          <text:p text:style-name="P1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0.4cm" svg:height="0.4cm" svg:x="46.7cm" svg:y="24.5cm">
          <text:p text:style-name="P1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39.2cm" svg:y="21.6cm">
          <text:p text:style-name="P1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0.4cm" svg:height="0.4cm" svg:x="46.8cm" svg:y="23.4cm">
          <text:p text:style-name="P1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4cm" svg:height="0.4cm" svg:x="38.9cm" svg:y="19.4cm">
          <text:p text:style-name="P1"><text:span text:style-name="T1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4cm" svg:height="0.4cm" svg:x="46.2cm" svg:y="31.5cm">
          <text:p text:style-name="P1"><text:span text:style-name="T1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4cm" svg:height="0.4cm" svg:x="28.5cm" svg:y="14.8cm">
          <text:p text:style-name="P1"><text:span text:style-name="T1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4cm" svg:height="0.4cm" svg:x="27.7cm" svg:y="18.3cm">
          <text:p text:style-name="P1"><text:span text:style-name="T1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4cm" svg:height="0.4cm" svg:x="17.6cm" svg:y="13cm">
          <text:p text:style-name="P1"><text:span text:style-name="T1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4cm" svg:height="0.4cm" svg:x="24.3cm" svg:y="16.5cm">
          <text:p text:style-name="P1"><text:span text:style-name="T1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0.4cm" svg:height="0.4cm" svg:x="24.3cm" svg:y="17.6cm">
          <text:p text:style-name="P1"><text:span text:style-name="T1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4cm" svg:height="0.4cm" svg:x="24.3cm" svg:y="15.8cm">
          <text:p text:style-name="P1"><text:span text:style-name="T1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9.9cm" svg:height="1.12cm" svg:x="14.3cm" svg:y="11.5cm">
          <draw:text-box>
            <text:p text:style-name="P7"><text:span text:style-name="T13"><text:s text:c="2"/></text:span><text:span text:style-name="T13">/etc/bacula/client-conf/client-dir-WinSrv.conf </text:span></text:p>
            <text:p text:style-name="P7"><text:span text:style-name="T14"><text:s text:c="33"/></text:span><text:span text:style-name="T14">(на стороне сервера)</text:span></text:p>
          </draw:text-box>
        </draw:frame>
        <draw:frame draw:style-name="gr38" draw:text-style-name="P2" draw:layer="layout" svg:width="10.404cm" svg:height="7.914cm" svg:x="46.8cm" svg:y="10cm">
          <draw:text-box>
            <text:p text:style-name="P2"><text:span text:style-name="T15"><text:s text:c="5"/></text:span><text:span text:style-name="T15">/etc/bacula/client-conf/client-sd-winsrv.conf <text:s text:c="7"/></text:span></text:p>
            <text:p><text:span text:style-name="T3"><text:s text:c="33"/></text:span><text:span text:style-name="T3">(на стороне сервера)</text:span></text:p>
            <text:p text:style-name="P2"><text:span text:style-name="T4">Device {</text:span></text:p>
            <text:p text:style-name="P2"><text:span text:style-name="T4"><text:s text:c="2"/></text:span><text:span text:style-name="T4"># имя, <text:s/>о соответствии имен и паролей будет сказано ниже</text:span></text:p>
            <text:p text:style-name="P2"><text:span text:style-name="T4"><text:s text:c="2"/></text:span><text:span text:style-name="T4">Name = winsrvFileStorage </text:span></text:p>
            <text:p text:style-name="P2"><text:span text:style-name="T4"><text:s text:c="2"/></text:span><text:span text:style-name="T4"># тип</text:span></text:p>
            <text:p text:style-name="P2"><text:span text:style-name="T4"><text:s text:c="2"/></text:span><text:span text:style-name="T4">Media Type = File </text:span></text:p>
            <text:p text:style-name="P2"><text:span text:style-name="T4"><text:s text:c="2"/></text:span><text:span text:style-name="T4"># директория где лежат файлы этого устройства(тома, volumes) <text:s/></text:span></text:p>
            <text:p text:style-name="P2"><text:span text:style-name="T4"><text:s text:c="2"/></text:span><text:span text:style-name="T4">Archive Device = </text:span><text:span text:style-name="T16"><text:s/>/media/nfs_linbackup_v2/winsrv</text:span></text:p>
            <text:p text:style-name="P2"><text:span text:style-name="T4"><text:s text:c="2"/></text:span><text:span text:style-name="T4"># новые тома будут обзываться согласно настроек Pool'а(здесь Vol*) см. </text:span></text:p>
            <text:p text:style-name="P2"><text:span text:style-name="T4"><text:s text:c="2"/></text:span><text:span text:style-name="T4"># конфиг DD</text:span></text:p>
            <text:p text:style-name="P2"><text:span text:style-name="T4"><text:s text:c="2"/></text:span><text:span text:style-name="T4">LabelMedia = yes;</text:span></text:p>
            <text:p text:style-name="P2"><text:span text:style-name="T4"><text:s text:c="2"/></text:span><text:span text:style-name="T4"># для устройства типа File должно быть так</text:span></text:p>
            <text:p text:style-name="P2"><text:span text:style-name="T4"><text:s text:c="2"/></text:span><text:span text:style-name="T4">Random Access = Yes; </text:span></text:p>
            <text:p text:style-name="P2"><text:span text:style-name="T4"><text:s text:c="2"/></text:span><text:span text:style-name="T4"># если устройство открыто, использовать его</text:span></text:p>
            <text:p text:style-name="P2"><text:span text:style-name="T4"><text:s text:c="2"/></text:span><text:span text:style-name="T4">AutomaticMount = yes;</text:span></text:p>
            <text:p text:style-name="P2"><text:span text:style-name="T4"><text:s text:c="2"/></text:span><text:span text:style-name="T4"># думаю понятно =)</text:span></text:p>
            <text:p text:style-name="P2"><text:span text:style-name="T4"><text:s text:c="2"/></text:span><text:span text:style-name="T4">RemovableMedia = no; </text:span></text:p>
            <text:p text:style-name="P2"><text:span text:style-name="T4"><text:s text:c="2"/></text:span><text:span text:style-name="T4"># открывать только тогда, когда стартует соответствующие задание</text:span></text:p>
            <text:p text:style-name="P2"><text:span text:style-name="T4"><text:s text:c="2"/></text:span><text:span text:style-name="T4">AlwaysOpen = no; </text:span></text:p>
            <text:p text:style-name="P2"><text:span text:style-name="T4">} </text:span></text:p>
          </draw:text-box>
        </draw:frame>
        <draw:polyline draw:style-name="gr21" draw:layer="layout" svg:width="3.599cm" svg:height="2.199cm" svg:x="31.7cm" svg:y="7.4cm" svg:viewBox="0 0 3600 2200" draw:points="0,2200 2400,2200 2400,0 3600,0">
          <text:p/>
        </draw:polyline>
        <draw:custom-shape draw:style-name="gr28" draw:text-style-name="P9" draw:layer="layout" svg:width="0.4cm" svg:height="0.4cm" svg:x="34.4cm" svg:y="7.2cm">
          <text:p text:style-name="P1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4cm" svg:height="0.4cm" svg:x="33cm" svg:y="9.4cm">
          <text:p text:style-name="P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9" draw:layer="layout" svg:width="8.199cm" svg:height="4.399cm" svg:x="27.1cm" svg:y="3.6cm" svg:viewBox="0 0 8200 4400" draw:points="0,0 6300,0 6300,4400 8200,4400">
          <text:p/>
        </draw:polyline>
        <draw:custom-shape draw:style-name="gr40" draw:text-style-name="P9" draw:layer="layout" svg:width="0.4cm" svg:height="0.4cm" svg:x="34.4cm" svg:y="7.8cm">
          <text:p text:style-name="P1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0.4cm" svg:height="0.4cm" svg:x="27.7cm" svg:y="3.4cm">
          <text:p text:style-name="P1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2" draw:text-style-name="P1" draw:layer="layout" svg:x1="56.1cm" svg:y1="13.3cm" svg:x2="54.6cm" svg:y2="13.3cm">
            <text:p/>
          </draw:line>
          <draw:custom-shape draw:style-name="gr43" draw:text-style-name="P9" draw:layer="layout" svg:width="0.4cm" svg:height="0.4cm" svg:x="55.4cm" svg:y="13.1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6.1cm" svg:y1="13.3cm" svg:x2="54.6cm" svg:y2="13.3cm">
            <text:p/>
          </draw:line>
          <draw:custom-shape draw:style-name="gr43" draw:text-style-name="P9" draw:layer="layout" svg:width="0.4cm" svg:height="0.4cm" svg:x="55.4cm" svg:y="13.1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1cm" svg:y1="13.7cm" svg:x2="39.5cm" svg:y2="13.7cm">
            <text:p/>
          </draw:line>
          <draw:custom-shape draw:style-name="gr43" draw:text-style-name="P9" draw:layer="layout" svg:width="0.4cm" svg:height="0.4cm" svg:x="40.3cm" svg:y="13.5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0.3cm" svg:y1="23.2cm" svg:x2="38.8cm" svg:y2="23.2cm">
            <text:p/>
          </draw:line>
          <draw:custom-shape draw:style-name="gr43" draw:text-style-name="P9" draw:layer="layout" svg:width="0.4cm" svg:height="0.4cm" svg:x="39.6cm" svg:y="23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0.3cm" svg:y1="23.9cm" svg:x2="38.8cm" svg:y2="23.9cm">
            <text:p/>
          </draw:line>
          <draw:custom-shape draw:style-name="gr43" draw:text-style-name="P9" draw:layer="layout" svg:width="0.4cm" svg:height="0.4cm" svg:x="39.6cm" svg:y="23.7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4.8cm" svg:y1="9.5cm" svg:x2="53.3cm" svg:y2="9.5cm">
            <text:p/>
          </draw:line>
          <draw:custom-shape draw:style-name="gr43" draw:text-style-name="P9" draw:layer="layout" svg:width="0.4cm" svg:height="0.4cm" svg:x="54.1cm" svg:y="9.3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2.5cm" svg:y1="5.5cm" svg:x2="51cm" svg:y2="5.5cm">
            <text:p/>
          </draw:line>
          <draw:custom-shape draw:style-name="gr43" draw:text-style-name="P9" draw:layer="layout" svg:width="0.4cm" svg:height="0.4cm" svg:x="51.8cm" svg:y="5.3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51.1cm" svg:y1="2.7cm" svg:x2="49.6cm" svg:y2="2.7cm">
            <text:p/>
          </draw:line>
          <draw:custom-shape draw:style-name="gr43" draw:text-style-name="P9" draw:layer="layout" svg:width="0.4cm" svg:height="0.4cm" svg:x="50.4cm" svg:y="2.5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3.1cm" svg:y1="10.4cm" svg:x2="41.6cm" svg:y2="10.4cm">
            <text:p/>
          </draw:line>
          <draw:custom-shape draw:style-name="gr43" draw:text-style-name="P9" draw:layer="layout" svg:width="0.4cm" svg:height="0.4cm" svg:x="42.4cm" svg:y="10.2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3.2cm" svg:y1="5.7cm" svg:x2="24.7cm" svg:y2="5.7cm">
            <text:p/>
          </draw:line>
          <draw:custom-shape draw:style-name="gr43" draw:text-style-name="P9" draw:layer="layout" svg:width="0.4cm" svg:height="0.4cm" svg:x="23.5cm" svg:y="5.5cm">
            <text:p text:style-name="P1"><text:span text:style-name="T11">!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30.1cm" svg:y1="12.5cm" svg:x2="28.6cm" svg:y2="12.5cm">
            <text:p/>
          </draw:line>
          <draw:custom-shape draw:style-name="gr43" draw:text-style-name="P9" draw:layer="layout" svg:width="0.4cm" svg:height="0.4cm" svg:x="29.4cm" svg:y="12.3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1.9cm" svg:y1="29.4cm" svg:x2="20.4cm" svg:y2="29.4cm">
            <text:p/>
          </draw:line>
          <draw:custom-shape draw:style-name="gr43" draw:text-style-name="P9" draw:layer="layout" svg:width="0.4cm" svg:height="0.4cm" svg:x="21.2cm" svg:y="29.2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1.9cm" svg:y1="30.6cm" svg:x2="20.4cm" svg:y2="30.6cm">
            <text:p/>
          </draw:line>
          <draw:custom-shape draw:style-name="gr43" draw:text-style-name="P9" draw:layer="layout" svg:width="0.4cm" svg:height="0.4cm" svg:x="21.2cm" svg:y="30.4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0.4cm" svg:y1="33.7cm" svg:x2="18.9cm" svg:y2="33.7cm">
            <text:p/>
          </draw:line>
          <draw:custom-shape draw:style-name="gr43" draw:text-style-name="P9" draw:layer="layout" svg:width="0.4cm" svg:height="0.4cm" svg:x="19.7cm" svg:y="33.5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12" draw:layer="layout" svg:width="1.5cm" svg:height="1.016cm" svg:x="20.9cm" svg:y="29.5cm">
          <draw:text-box>
            <text:p text:style-name="P7"><text:span text:style-name="T17">. . . </text:span></text:p>
          </draw:text-box>
        </draw:frame>
        <draw:g>
          <draw:line draw:style-name="gr42" draw:text-style-name="P1" draw:layer="layout" svg:x1="20.2cm" svg:y1="22.2cm" svg:x2="18.7cm" svg:y2="22.2cm">
            <text:p/>
          </draw:line>
          <draw:custom-shape draw:style-name="gr43" draw:text-style-name="P9" draw:layer="layout" svg:width="0.4cm" svg:height="0.4cm" svg:x="19.5cm" svg:y="22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0.2cm" svg:y1="23.3cm" svg:x2="18.7cm" svg:y2="23.3cm">
            <text:p/>
          </draw:line>
          <draw:custom-shape draw:style-name="gr43" draw:text-style-name="P9" draw:layer="layout" svg:width="0.4cm" svg:height="0.4cm" svg:x="19.5cm" svg:y="23.1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5" draw:text-style-name="P13" draw:layer="layout" svg:width="1cm" svg:height="0.958cm" svg:x="19.2cm" svg:y="22.1cm">
          <draw:text-box>
            <text:p><text:span text:style-name="T18">...</text:span></text:p>
          </draw:text-box>
        </draw:frame>
        <draw:g>
          <draw:line draw:style-name="gr42" draw:text-style-name="P1" draw:layer="layout" svg:x1="21.9cm" svg:y1="13.9cm" svg:x2="20.4cm" svg:y2="13.9cm">
            <text:p/>
          </draw:line>
          <draw:custom-shape draw:style-name="gr43" draw:text-style-name="P9" draw:layer="layout" svg:width="0.4cm" svg:height="0.4cm" svg:x="21.2cm" svg:y="13.7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20.7cm" svg:y1="13.5cm" svg:x2="19.2cm" svg:y2="13.5cm">
            <text:p/>
          </draw:line>
          <draw:custom-shape draw:style-name="gr43" draw:text-style-name="P9" draw:layer="layout" svg:width="0.4cm" svg:height="0.4cm" svg:x="20cm" svg:y="13.3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8.871cm" svg:height="6.944cm" svg:x="47.229cm" svg:y="21.79cm">
          <draw:text-box>
            <text:p><text:span text:style-name="T19"><text:s/></text:span><text:span text:style-name="T19">____ <text:s text:c="4"/>C:\Program Files\Bacula\bacula-fd.conf <text:s text:c="6"/>___ <text:s/></text:span></text:p>
            <text:p><text:span text:style-name="T20"><text:s text:c="33"/></text:span><text:span text:style-name="T20">(на стороне клиента)</text:span></text:p>
            <text:p><text:span text:style-name="T1">Director {</text:span></text:p>
            <text:p><text:span text:style-name="T1"><text:s text:c="2"/></text:span><text:span text:style-name="T1">Name = </text:span><text:span text:style-name="T21">center.domain.local-dir</text:span></text:p>
            <text:p><text:span text:style-name="T1"><text:s text:c="2"/></text:span><text:span text:style-name="T1">Password = "PassClient_3"</text:span></text:p>
            <text:p><text:span text:style-name="T1">}</text:span></text:p>
            <text:p><text:span text:style-name="T1">FileDaemon { </text:span></text:p>
            <text:p><text:span text:style-name="T1"><text:s text:c="2"/></text:span><text:span text:style-name="T1">Name = <text:s/>winsrv-fd</text:span></text:p>
            <text:p><text:span text:style-name="T1"><text:s text:c="2"/></text:span><text:span text:style-name="T1">FDport = 9102 </text:span></text:p>
            <text:p><text:span text:style-name="T1"><text:s text:c="2"/></text:span><text:span text:style-name="T1">WorkingDirectory = "C:\\Program Files\\Bacula\\working"</text:span></text:p>
            <text:p><text:span text:style-name="T1"><text:s text:c="2"/></text:span><text:span text:style-name="T1">Pid Directory = "C:\\Program Files\\Bacula\\working"</text:span></text:p>
            <text:p><text:span text:style-name="T1"># Plugin Directory = "C:\\Program Files\\Bacula\\plugins"</text:span></text:p>
            <text:p><text:span text:style-name="T1"><text:s text:c="2"/></text:span><text:span text:style-name="T1">Maximum Concurrent Jobs = 10</text:span></text:p>
            <text:p><text:span text:style-name="T1"/></text:p>
            <text:p><text:span text:style-name="T1"><text:s/></text:span><text:span text:style-name="T1">Messages {</text:span></text:p>
            <text:p><text:span text:style-name="T1"><text:s text:c="2"/></text:span><text:span text:style-name="T1">Name = Standard</text:span></text:p>
            <text:p><text:span text:style-name="T1"><text:s text:c="2"/></text:span><text:span text:style-name="T1">director = center.domain.local-dir = all, !skipped, !restored</text:span></text:p>
            <text:p><text:span text:style-name="T1">}</text:span></text:p>
          </draw:text-box>
        </draw:frame>
        <draw:custom-shape draw:style-name="gr27" draw:text-style-name="P9" draw:layer="layout" svg:width="0.5cm" svg:height="0.5cm" svg:x="46.4cm" svg:y="23cm">
          <text:p text:style-name="P1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5cm" svg:height="0.5cm" svg:x="46.4cm" svg:y="27.7cm">
          <text:p text:style-name="P1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2" draw:text-style-name="P1" draw:layer="layout" svg:x1="19.3cm" svg:y1="31.9cm" svg:x2="17.8cm" svg:y2="31.9cm">
            <text:p/>
          </draw:line>
          <draw:custom-shape draw:style-name="gr43" draw:text-style-name="P9" draw:layer="layout" svg:width="0.4cm" svg:height="0.4cm" svg:x="18.6cm" svg:y="31.7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19.3cm" svg:y1="32.7cm" svg:x2="17.8cm" svg:y2="32.7cm">
            <text:p/>
          </draw:line>
          <draw:custom-shape draw:style-name="gr43" draw:text-style-name="P9" draw:layer="layout" svg:width="0.4cm" svg:height="0.4cm" svg:x="18.6cm" svg:y="32.5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12" draw:layer="layout" svg:width="1.5cm" svg:height="1.016cm" svg:x="18.2cm" svg:y="31.784cm">
          <draw:text-box>
            <text:p text:style-name="P7"><text:span text:style-name="T17">. . . </text:span></text:p>
          </draw:text-box>
        </draw:frame>
        <draw:frame draw:style-name="gr47" draw:text-style-name="P5" draw:layer="layout" svg:width="8.9cm" svg:height="5.586cm" svg:x="47.2cm" svg:y="29.3cm">
          <draw:text-box>
            <text:p><text:span text:style-name="T22"><text:s text:c="15"/></text:span><text:span text:style-name="T22">C:\backup\bacula\winsrv-fd.conf <text:s text:c="8"/></text:span></text:p>
            <text:p><text:span text:style-name="T1"><text:s text:c="33"/></text:span><text:span text:style-name="T1">(на стороне клиента)</text:span></text:p>
            <text:p><text:span text:style-name="T23"/></text:p>
            <text:p><text:span text:style-name="T1"># Client (File Services) to backup</text:span></text:p>
            <text:p><text:span text:style-name="T1">Client {</text:span></text:p>
            <text:p><text:span text:style-name="T1"><text:s text:c="2"/></text:span><text:span text:style-name="T1">Name = winsrv-fd</text:span></text:p>
            <text:p><text:span text:style-name="T1"><text:s text:c="2"/></text:span><text:span text:style-name="T1">Address = 192.168.1.40</text:span></text:p>
            <text:p><text:span text:style-name="T1"><text:s text:c="2"/></text:span><text:span text:style-name="T1">FDPort = 9102</text:span></text:p>
            <text:p><text:span text:style-name="T1"><text:s text:c="2"/></text:span><text:span text:style-name="T1">Catalog = MyCatalog</text:span></text:p>
            <text:p><text:span text:style-name="T1"><text:s text:c="2"/></text:span><text:span text:style-name="T1">Password = "PassClient_3"</text:span></text:p>
            <text:p><text:span text:style-name="T1"><text:s text:c="2"/></text:span><text:span text:style-name="T1">File Retention = 30 days </text:span></text:p>
            <text:p><text:span text:style-name="T1"><text:s text:c="2"/></text:span><text:span text:style-name="T1">Job Retention = 2 months </text:span></text:p>
            <text:p><text:span text:style-name="T1"><text:s text:c="2"/></text:span><text:span text:style-name="T1">AutoPrune = yes</text:span></text:p>
            <text:p><text:span text:style-name="T1">}</text:span></text:p>
            <text:p><text:span text:style-name="T1"/></text:p>
          </draw:text-box>
        </draw:frame>
        <draw:polyline draw:style-name="gr10" draw:layer="layout" svg:width="2.099cm" svg:height="6.699cm" svg:x="45.5cm" svg:y="24.7cm" svg:viewBox="0 0 2100 6700" draw:points="2100,6700 600,6700 0,6700 0,0">
          <text:p/>
        </draw:polyline>
        <draw:custom-shape draw:style-name="gr31" draw:text-style-name="P9" draw:layer="layout" svg:width="0.4cm" svg:height="0.4cm" svg:x="46.7cm" svg:y="31.2cm">
          <text:p text:style-name="P1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layer="layout" svg:width="2.599cm" svg:height="9.199cm" svg:x="45cm" svg:y="23.6cm" svg:viewBox="0 0 2600 9200" draw:points="2600,9200 0,9200 0,7400 0,0">
          <text:p/>
        </draw:polyline>
        <draw:custom-shape draw:style-name="gr32" draw:text-style-name="P9" draw:layer="layout" svg:width="0.4cm" svg:height="0.4cm" svg:x="46.8cm" svg:y="32.6cm">
          <text:p text:style-name="P1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8" draw:layer="layout" svg:width="9.499cm" svg:height="11.399cm" svg:x="38.1cm" svg:y="21cm" svg:viewBox="0 0 9500 11400" draw:points="9500,11400 6600,11400 6600,0 0,0">
          <text:p/>
        </draw:polyline>
        <draw:custom-shape draw:style-name="gr49" draw:text-style-name="P10" draw:layer="layout" svg:width="0.4cm" svg:height="0.4cm" svg:x="38.8cm" svg:y="20.8cm">
          <text:p text:style-name="P1"><text:span text:style-name="T1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4cm" svg:height="0.4cm" svg:x="46.3cm" svg:y="32.2cm">
          <text:p text:style-name="P1"><text:span text:style-name="T1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2" draw:text-style-name="P1" draw:layer="layout" svg:x1="52.9cm" svg:y1="20.1cm" svg:x2="51.4cm" svg:y2="20.1cm">
            <text:p/>
          </draw:line>
          <draw:custom-shape draw:style-name="gr43" draw:text-style-name="P9" draw:layer="layout" svg:width="0.4cm" svg:height="0.4cm" svg:x="52.2cm" svg:y="19.9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1.2cm" svg:y1="6.6cm" svg:x2="39.7cm" svg:y2="6.6cm">
            <text:p/>
          </draw:line>
          <draw:custom-shape draw:style-name="gr43" draw:text-style-name="P9" draw:layer="layout" svg:width="0.4cm" svg:height="0.4cm" svg:x="40.5cm" svg:y="6.4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2" draw:text-style-name="P1" draw:layer="layout" svg:x1="41.2cm" svg:y1="8.7cm" svg:x2="39.7cm" svg:y2="8.7cm">
            <text:p/>
          </draw:line>
          <draw:custom-shape draw:style-name="gr43" draw:text-style-name="P9" draw:layer="layout" svg:width="0.4cm" svg:height="0.4cm" svg:x="40.5cm" svg:y="8.5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5" draw:layer="layout" svg:width="8.839cm" svg:height="5.185cm" svg:x="24.661cm" svg:y="23.2cm">
          <draw:text-box>
            <text:p><text:span text:style-name="T1">Job {</text:span></text:p>
            <text:p><text:span text:style-name="T1"># Имя задачи для восстановления данных</text:span></text:p>
            <text:p><text:span text:style-name="T1"><text:s text:c="3"/></text:span><text:span text:style-name="T1">Name = "ResotreWinsrv"</text:span></text:p>
            <text:p><text:span text:style-name="T1"><text:s text:c="3"/></text:span><text:span text:style-name="T1">Type = Restore</text:span></text:p>
            <text:p text:style-name="P14"><text:span text:style-name="T1"><text:s text:c="3"/></text:span><text:span text:style-name="T1">Client=winsrv-fd </text:span></text:p>
            <text:p><text:span text:style-name="T1"><text:s text:c="3"/></text:span><text:span text:style-name="T1">FileSet="</text:span><text:span text:style-name="T4">WinFileSet</text:span><text:span text:style-name="T1">"</text:span></text:p>
            <text:p><text:span text:style-name="T1"><text:s text:c="3"/></text:span><text:span text:style-name="T1">Storage = winsrv-nfs</text:span></text:p>
            <text:p><text:span text:style-name="T1"><text:s text:c="3"/></text:span><text:span text:style-name="T1">Pool = poolwinsrvnfs</text:span></text:p>
            <text:p><text:span text:style-name="T1"><text:s text:c="3"/></text:span><text:span text:style-name="T1">Messages = Standard</text:span></text:p>
            <text:p><text:span text:style-name="T1"># Папка куда будут складывать восстановленные</text:span></text:p>
            <text:p><text:span text:style-name="T1"># данные на клиенте. И что не затереть новую версию</text:span></text:p>
            <text:p><text:span text:style-name="T1"># файлов, лучше их восстанавливать в отдельную папку</text:span></text:p>
            <text:p><text:span text:style-name="T1"><text:s text:c="3"/></text:span><text:span text:style-name="T1">Where = /1/</text:span></text:p>
            <text:p><text:span text:style-name="T1">}</text:span></text:p>
          </draw:text-box>
        </draw:frame>
        <draw:polyline draw:style-name="gr12" draw:layer="layout" svg:width="7.699cm" svg:height="5.999cm" svg:x="27.5cm" svg:y="18.9cm" svg:viewBox="0 0 7700 6000" draw:points="0,6000 6500,6000 6500,0 7700,0">
          <text:p/>
        </draw:polyline>
        <draw:custom-shape draw:style-name="gr34" draw:text-style-name="P9" draw:layer="layout" svg:width="0.4cm" svg:height="0.4cm" svg:x="34.3cm" svg:y="18.7cm">
          <text:p text:style-name="P1"><text:span text:style-name="T1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4cm" svg:height="0.4cm" svg:x="28cm" svg:y="24.7cm">
          <text:p text:style-name="P1"><text:span text:style-name="T1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layer="layout" svg:width="7.199cm" svg:height="0.199cm" svg:x="17.9cm" svg:y="25.1cm" svg:viewBox="0 0 7200 200" draw:points="7200,200 5800,200 5800,0 0,0">
          <text:p/>
        </draw:polyline>
        <draw:custom-shape draw:style-name="gr37" draw:text-style-name="P10" draw:layer="layout" svg:width="0.4cm" svg:height="0.4cm" svg:x="18.2cm" svg:y="24.9cm">
          <text:p text:style-name="P1"><text:span text:style-name="T1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4cm" svg:height="0.4cm" svg:x="24.2cm" svg:y="25.1cm">
          <text:p text:style-name="P1"><text:span text:style-name="T1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layer="layout" svg:width="7.299cm" svg:height="12.957cm" svg:x="27.9cm" svg:y="12.642cm" svg:viewBox="0 0 7300 12958" draw:points="0,12958 6000,12958 6000,0 7300,0">
          <text:p/>
        </draw:polyline>
        <draw:custom-shape draw:style-name="gr33" draw:text-style-name="P9" draw:layer="layout" svg:width="0.4cm" svg:height="0.4cm" svg:x="34.3cm" svg:y="12.5cm">
          <text:p text:style-name="P1"><text:span text:style-name="T1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4cm" svg:height="0.4cm" svg:x="29.2cm" svg:y="25.4cm">
          <text:p text:style-name="P1"><text:span text:style-name="T1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layer="layout" svg:width="7.199cm" svg:height="9.899cm" svg:x="17.9cm" svg:y="16.1cm" svg:viewBox="0 0 7200 9900" draw:points="7200,9900 5600,9900 5600,0 0,0">
          <text:p/>
        </draw:polyline>
        <draw:custom-shape draw:style-name="gr36" draw:text-style-name="P10" draw:layer="layout" svg:width="0.4cm" svg:height="0.4cm" svg:x="18.2cm" svg:y="15.9cm">
          <text:p text:style-name="P1"><text:span text:style-name="T1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0.4cm" svg:height="0.4cm" svg:x="24.2cm" svg:y="25.8cm">
          <text:p text:style-name="P1"><text:span text:style-name="T1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2" draw:text-style-name="P1" draw:layer="layout" svg:x1="28.8cm" svg:y1="27.8cm" svg:x2="27.3cm" svg:y2="27.8cm">
            <text:p/>
          </draw:line>
          <draw:custom-shape draw:style-name="gr43" draw:text-style-name="P9" draw:layer="layout" svg:width="0.4cm" svg:height="0.4cm" svg:x="28.1cm" svg:y="27.6cm">
            <text:p text:style-name="P1"><text:span text:style-name="T11">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1" draw:text-style-name="P5" draw:layer="layout" svg:width="9.5cm" svg:height="5.2cm" svg:x="14.3cm" svg:y="2.6cm">
          <draw:text-box>
            <text:p><text:span text:style-name="T1">Messages {</text:span></text:p>
            <text:p><text:span text:style-name="T1"><text:s text:c="2"/></text:span><text:span text:style-name="T1">Name = Standard</text:span></text:p>
            <text:p><text:span text:style-name="T1"><text:s text:c="2"/></text:span><text:span text:style-name="T1">mailcommand = "/usr/sbin/bsmtp -h localhost -f \"\(Bacula\) \&lt;%r\&gt;\" -s \"Bacula: %t %e of %c %l\" %r"</text:span></text:p>
            <text:p><text:span text:style-name="T1"><text:s text:c="2"/></text:span><text:span text:style-name="T1">operatorcommand = "/usr/sbin/bsmtp -h localhost -f \"\(Bacula\) \&lt;%r\&gt;\" -s \"Bacula: Intervention needed for %j\" %r"</text:span></text:p>
            <text:p><text:span text:style-name="T1"><text:s text:c="2"/></text:span><text:span text:style-name="T1">mail = root = all, !skipped <text:s text:c="11"/></text:span></text:p>
            <text:p><text:span text:style-name="T1"><text:s text:c="2"/></text:span><text:span text:style-name="T1">operator = root = mount</text:span></text:p>
            <text:p><text:span text:style-name="T1"><text:s text:c="2"/></text:span><text:span text:style-name="T1">console = all, !skipped, !saved</text:span></text:p>
            <text:p><text:span text:style-name="T1"><text:s text:c="2"/></text:span><text:span text:style-name="T1">append = "/var/log/bacula/bacula.log" = all, !skipped</text:span></text:p>
            <text:p><text:span text:style-name="T1"><text:s text:c="2"/></text:span><text:span text:style-name="T1">catalog = all</text:span></text:p>
            <text:p><text:span text:style-name="T1">}</text:span></text:p>
          </draw:text-box>
        </draw:frame>
        <draw:frame draw:style-name="gr52" draw:text-style-name="P5" draw:layer="layout" svg:width="11.8cm" svg:height="2.144cm" svg:x="14.3cm" svg:y="8.2cm">
          <draw:text-box>
            <text:p><text:span text:style-name="T1">Catalog {</text:span></text:p>
            <text:p><text:span text:style-name="T1"><text:s text:c="2"/></text:span><text:span text:style-name="T1">Name = MyCatalog</text:span></text:p>
            <text:p><text:span text:style-name="T1"><text:s text:c="2"/></text:span><text:span text:style-name="T1">dbname = "bacula"; DB Address = ""; dbuser = "bacula"; dbpassword = "SQL_pass"</text:span></text:p>
            <text:p><text:span text:style-name="T1">}</text:span></text:p>
          </draw:text-box>
        </draw:frame>
        <draw:polyline draw:style-name="gr53" draw:layer="layout" svg:width="7.399cm" svg:height="18.399cm" svg:x="17.7cm" svg:y="3.3cm" svg:viewBox="0 0 7400 18400" draw:points="7400,18400 6300,18400 6300,0 0,0">
          <text:p/>
        </draw:polyline>
        <draw:polyline draw:style-name="gr53" draw:layer="layout" svg:width="1.099cm" svg:height="19.599cm" svg:x="24cm" svg:y="6.7cm" svg:viewBox="0 0 1100 19600" draw:points="1100,19600 0,19600 0,1200 0,0">
          <text:p/>
        </draw:polyline>
        <draw:polyline draw:style-name="gr53" draw:layer="layout" svg:width="19.799cm" svg:height="1.199cm" svg:x="27.9cm" svg:y="26.3cm" svg:viewBox="0 0 19800 1200" draw:points="19800,1200 18100,1200 18100,0 0,0">
          <text:p/>
        </draw:polyline>
        <draw:custom-shape draw:style-name="gr54" draw:text-style-name="P9" draw:layer="layout" svg:width="0.4cm" svg:height="0.4cm" svg:x="18cm" svg:y="3.1cm">
          <text:p text:style-name="P1"><text:span text:style-name="T1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4cm" svg:height="0.4cm" svg:x="24.4cm" svg:y="21.5cm">
          <text:p text:style-name="P1"><text:span text:style-name="T1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4cm" svg:height="0.4cm" svg:x="23.8cm" svg:y="26.1cm">
          <text:p text:style-name="P1"><text:span text:style-name="T1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4cm" svg:height="0.4cm" svg:x="23.8cm" svg:y="26.1cm">
          <text:p text:style-name="P1"><text:span text:style-name="T1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4cm" svg:height="0.4cm" svg:x="46.9cm" svg:y="27.3cm">
          <text:p text:style-name="P1"><text:span text:style-name="T1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5" draw:layer="layout" svg:width="16.599cm" svg:height="2.899cm" svg:x="17.6cm" svg:y="8.9cm" svg:viewBox="0 0 16600 2900" draw:points="16600,2900 9800,2900 9800,0 0,0">
          <text:p/>
        </draw:polyline>
        <draw:polyline draw:style-name="gr48" draw:layer="layout" svg:width="7.699cm" svg:height="9.199cm" svg:x="27.6cm" svg:y="11.8cm" svg:viewBox="0 0 7700 9200" draw:points="7700,9200 6600,9200 6600,0 0,0">
          <text:p/>
        </draw:polyline>
        <draw:custom-shape draw:style-name="gr49" draw:text-style-name="P10" draw:layer="layout" svg:width="0.4cm" svg:height="0.4cm" svg:x="34.553cm" svg:y="20.759cm">
          <text:p text:style-name="P1"><text:span text:style-name="T1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ohit Hindi1" svg:font-family="'Lohit Hindi'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1" svg:font-family="'DejaVu Sans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Hindi1" style:font-family-asian="'Lohit Hindi'" style:font-pitch-asian="variable" style:font-size-asian="12pt" style:language-asian="hi" style:country-asian="IN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style:font-name-asian="Lohit Hindi2" style:font-family-asian="'Lohit Hindi'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Lohit Hindi2"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9T16:01:49.008682158</meta:creation-date>
    <dc:date>2014-02-06T16:07:27.903380577</dc:date>
    <meta:editing-duration>P6DT13H13M26S</meta:editing-duration>
    <meta:editing-cycles>29</meta:editing-cycles>
    <meta:generator>LibreOffice/4.1.3.2$Linux_X86_64 LibreOffice_project/410m0$Build-2</meta:generator>
    <meta:document-statistic meta:object-count="171"/>
  </office:meta>
</office:document-meta>
</file>